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lectPermission.ReflectPermission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ReflectPermission.ReflectPermission( java . lang . String var0 , java . lang . String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